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unshare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utimes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1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1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2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2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33:12.06887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2:44:49.509016795</dc:date>
    <meta:editing-duration>P5DT11H18M17S</meta:editing-duration>
    <meta:editing-cycles>46</meta:editing-cycles>
    <meta:generator>LibreOffice/5.1.6.2$Linux_X86_64 LibreOffice_project/10m0$Build-2</meta:generator>
    <meta:document-statistic meta:table-count="2" meta:cell-count="14769" meta:object-count="0"/>
  </office:meta>
</office:document-meta>
</file>